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007a" officeooo:paragraph-rsid="0010007a"/>
    </style:style>
    <style:style style:name="P2" style:family="paragraph" style:parent-style-name="Standard">
      <style:text-properties officeooo:rsid="00113efe" officeooo:paragraph-rsid="00113efe"/>
    </style:style>
    <style:style style:name="P3" style:family="paragraph" style:parent-style-name="Standard">
      <style:text-properties officeooo:rsid="0012e38c" officeooo:paragraph-rsid="0012e38c"/>
    </style:style>
    <style:style style:name="P4" style:family="paragraph" style:parent-style-name="Standard">
      <style:text-properties officeooo:rsid="0012e38c" officeooo:paragraph-rsid="0014a4c4"/>
    </style:style>
    <style:style style:name="P5" style:family="paragraph" style:parent-style-name="Standard">
      <style:text-properties officeooo:rsid="0014a4c4" officeooo:paragraph-rsid="0014a4c4"/>
    </style:style>
    <style:style style:name="P6" style:family="paragraph" style:parent-style-name="Standard">
      <style:text-properties officeooo:paragraph-rsid="0014a4c4"/>
    </style:style>
    <style:style style:name="P7" style:family="paragraph" style:parent-style-name="Standard">
      <style:text-properties fo:font-weight="bold" officeooo:rsid="0017248e" officeooo:paragraph-rsid="0017248e" style:font-weight-asian="bold" style:font-weight-complex="bold"/>
    </style:style>
    <style:style style:name="P8" style:family="paragraph" style:parent-style-name="Standard">
      <style:text-properties fo:font-weight="normal" officeooo:rsid="0017248e" officeooo:paragraph-rsid="0017248e" style:font-weight-asian="normal" style:font-weight-complex="normal"/>
    </style:style>
    <style:style style:name="P9" style:family="paragraph" style:parent-style-name="Standard">
      <style:text-properties fo:font-weight="normal" officeooo:rsid="0019001e" officeooo:paragraph-rsid="0019001e" style:font-weight-asian="normal" style:font-weight-complex="normal"/>
    </style:style>
    <style:style style:name="P10" style:family="paragraph" style:parent-style-name="Standard">
      <style:text-properties officeooo:rsid="00153904" officeooo:paragraph-rsid="00153904"/>
    </style:style>
    <style:style style:name="P11" style:family="paragraph" style:parent-style-name="Standard">
      <style:text-properties officeooo:rsid="0017248e" officeooo:paragraph-rsid="0017248e"/>
    </style:style>
    <style:style style:name="T1" style:family="text">
      <style:text-properties officeooo:rsid="0014a4c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3904" style:font-weight-asian="normal" style:font-weight-complex="normal"/>
    </style:style>
    <style:style style:name="T5" style:family="text">
      <style:text-properties fo:font-weight="normal" officeooo:rsid="0014a4c4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s Distribuidos y Concurrentes – RELOJES</text:p>
      <text:p text:style-name="P1">En sistemas distribuidos no existe un único reloj hardware común.</text:p>
      <text:p text:style-name="P1">Cada nodo/componente tiene su propio reloj local.</text:p>
      <text:p text:style-name="P1">Necesidad de una sincronización para:</text:p>
      <text:p text:style-name="P1">- Aplicaciones en tiempo real</text:p>
      <text:p text:style-name="P1">- Ordenación natural de eventos distribuidos (logs, eventos, …)</text:p>
      <text:p text:style-name="P1">La sincronización puede ser:</text:p>
      <text:p text:style-name="P1">- Relativa entre los nodos del sistema</text:p>
      <text:p text:style-name="P1">- Absoluta con la realidad (verdad absoluta)</text:p>
      <text:p text:style-name="P1">Multitud de problemas aparecen en sistemas distribuidos cuando se requiere sincronizar relojes.</text:p>
      <text:p text:style-name="P2">Concepto de Tiempo</text:p>
      <text:p text:style-name="P2">Antiguamente, la escala de tiempo se ligaba al periodo de rotación de al Tierra.</text:p>
      <text:p text:style-name="P2">Tiempo de efemérides (TE), que se basa en el movimiento orbitral de los astros y planetas</text:p>
      <text:p text:style-name="P2">GMT (Greenwich Mean Time), tiempo solar medio en el observatorio de Greenwich.</text:p>
      <text:p text:style-name="P2">El reloj atómico fue creado en 1948, es un tipo de reloj que para alimentar su contador utiliza una frecuencia de resonancia atómica normal. Es más preciso y no depende de ningún fenómeno astronómico.</text:p>
      <text:p text:style-name="P3">Reloj atómico de Cesio 133.</text:p>
      <text:p text:style-name="P3">Se define el segundo como:</text:p>
      <text:p text:style-name="P3">- El tiempo que necesita el átomo de cesio 133 para efectuar exactamente 9.192.631.770 transiciones.</text:p>
      <text:p text:style-name="P3">- La elección de 9.192..631.770 se hizo para igualar el segundo atómico con el segundo medio solar en el año de su introducción.</text:p>
      <text:p text:style-name="P3">Laboratorios de todo el mundo con relojes atómicos de cesio mandan de manera periódica, las marcas de sus relojes. Tiempo Atómico Internacional (TAI)</text:p>
      <text:p text:style-name="P3">UTC. Coordinated Universal Time</text:p>
      <text:p text:style-name="P3">Es el principal estándar de tiempo que regula relojes y el tiempo actualmente.</text:p>
      <text:p text:style-name="P3">UTC se obtiene a partir del TAI (Tiempo Atómico Internacional)</text:p>
      <text:p text:style-name="P3">UTC además se actualiza con el tiempo medio de Greenwich. A finales de Junio/Diciembre se añade o quita 1 seg. (segundos intercalares) acorde al Servicio Internacional de Roración de la Tierra y Sistemas de Referencia.</text:p>
      <text:p text:style-name="P3">UTC es el sistema de tiempo utilizado por muchos estándares de Internete y la World Wide Web.</text:p>
      <text:p text:style-name="P3">Pero UTC presenta problemas para sistemas como UNIX.</text:p>
      <text:p text:style-name="P3">- Tiempo UNIX/POSIX: guarda el tiempo como un número de segundos a partir de un tiempo de referencia (medianoche UTC del 1 de enero de 1970)</text:p>
      <text:p text:style-name="P3">- No tiene noción de los segundos intercalares.</text:p>
      <text:p text:style-name="P3">Se han diseñado protocolos específicos para distribuir el tiempo UTC en Internet:</text:p>
      <text:p text:style-name="P3">- NTP: Network Time Protocol</text:p>
      <text:p text:style-name="P3">Sincronización</text:p>
      <text:p text:style-name="P3">Resolución: Se refiere a la mínima magnitud que un sistema puede medir.</text:p>
      <text:p text:style-name="P3">Precisión: Se refiere a la dispersión del conjunto de valores obtenidos de mediciones en nuestro sistema.</text:p>
      <text:p text:style-name="P3">Exactitud: Se refeire a cuán cerca del valor real se encuentran las medidas del sistema</text:p>
      <text:p text:style-name="P3">Asumiendo que los relojes de nuestro sistema distribuido están sincronizados en un instante t, no podemos asumir que seguirán sincronizados en el instante t + A</text:p>
      <text:p text:style-name="P3">- No todos los relojes avanzan al mismo ritmo.</text:p>
      <text:p text:style-name="P3">- Razones técnicas (Temperatura chip, etc)</text:p>
      <text:p text:style-name="P3">- Razones físicas (relatividad, ej. GPS)</text:p>
      <text:p text:style-name="P3">- Offset: la diferencia con el reloj de referencia</text:p>
      <text:p text:style-name="P3">Drift: Los relojes no van a la misma velocidad (frecuencia)</text:p>
      <text:p text:style-name="P3">Es necesaria una sincronización para compensar los relojes dentro de un sistema distribuido.</text:p>
      <text:p text:style-name="P3">Sincronización de Relojes</text:p>
      <text:p text:style-name="P3"><text:soft-page-break/>La sincronización de los relojes en un sistema distribuido consiste en garantizar que los procesos se ejecuten en forma cronológica, y a la vez respetando el orden de los eventos dentro del sistema.</text:p>
      <text:p text:style-name="P3">Relojes físicos: Hardware que tiene noción del tiempo real.</text:p>
      <text:p text:style-name="P3">Basados en UTC</text:p>
      <text:p text:style-name="P3">- NTP:</text:p>
      <text:p text:style-name="P3"><text:s/>Normalmente puede conseguir una sincronización en torno a decenas de milisegundos en ordenadores conectados a través de Internet.</text:p>
      <text:p text:style-name="P3">- Sistema síncrono que depende de relojes o unidades máster.</text:p>
      <text:p text:style-name="P3">Existe una jerarquía de relojes (De Cesio, rubidio en la raíz)</text:p>
      <text:p text:style-name="P3">El cliente se conecta al servidor.</text:p>
      <text:p text:style-name="P3">El servidor contesta con una marca de tiempo NTP.</text:p>
      <text:p text:style-name="P3">Los mensajes tardan tiempo en enviarse y llegar</text:p>
      <text:p text:style-name="P3">El cliente debe compensar el RTT (round-trip time)</text:p>
      <text:p text:style-name="P3">RTT = Tpeticion + Tc + Trespuesta</text:p>
      <text:p text:style-name="P3">systemd-timesyncd es el demonio en GNU/Linux que se encarga de actualizar la hora del sistema mediante NTP.</text:p>
      <text:p text:style-name="P3"/>
      <text:p text:style-name="P3">- GPS:</text:p>
      <text:p text:style-name="P3">Siempre que haya cobertura, puede conseguir sincronización en torno a ~40 nanosegundos.</text:p>
      <text:p text:style-name="P5">Sistemas de satélites que orbitan la Tierra a unos 20000km de altura y a una velocidad de unos 14000 km por hora.</text:p>
      <text:p text:style-name="P5">Cada satélite contiene un reloj atómico.</text:p>
      <text:p text:style-name="P5">Teoría de la relatividad espacial</text:p>
      <text:p text:style-name="P5">- Como observadores desde la Tierra, nos parece que el tiempo medido por los relojes de los satélites transcurre más lento. Los relojes se “atrasan” 7 microsegundos/dia</text:p>
      <text:p text:style-name="P5">Teoría de la relatividad general</text:p>
      <text:p text:style-name="P6"><text:span text:style-name="T1">- La curvatura espacio-tiempo depende del campo gravitacional al que se sometido.. Los relojes se “adelantan” 7 microsegundos/día.</text:span></text:p>
      <text:p text:style-name="P5">Un adelanto diario de 38 microsegundos significaría un error acumulado de 10km por cada día.</text:p>
      <text:p text:style-name="P3">Relojes lógicos: Abstracción donde lo importante es la relación y orden de eventos/sucesos (no existe el concepto real de tiempo).</text:p>
      <text:p text:style-name="P5">Idican el orden en que suceden ciertos eventos, no el instante real en el que suceden. </text:p>
      <text:p text:style-name="P5">Muy útiles en sistemas distribuidos donde la noción de si un evento ha sucedido antes que otro es importante.</text:p>
      <text:p text:style-name="P5">La <text:span text:style-name="T2">sincronización</text:span> es perfecta pero tiene sus limitaciones.</text:p>
      <text:p text:style-name="P5">Se aplica a:</text:p>
      <text:p text:style-name="P5">- Mensajes periódicos de sincronización</text:p>
      <text:p text:style-name="P5">- Ordenación de eventos.</text:p>
      <text:p text:style-name="P5">- Detección de violaciones de causalidad</text:p>
      <text:p text:style-name="P4">- Relojes de Lamport</text:p>
      <text:p text:style-name="P5">Leslie Lamport (1978) definió un algoritmo simple para asegurar la ordenación de eventos en un sistema distribuido. La sincronización no necesita ser en tiempo absolutos.</text:p>
      <text:p text:style-name="P5">Se basan en la relación <text:span text:style-name="T2">“ocurre antes”</text:span><text:span text:style-name="T3"> a → b. Es un relación transitiva:</text:span></text:p>
      <text:p text:style-name="P5"><text:span text:style-name="T3">Si a→b, y b→c, entonces a→c</text:span></text:p>
      <text:p text:style-name="P5"><text:span text:style-name="T3">Dos eventos x e y son </text:span><text:span text:style-name="T2">concurrentes</text:span><text:span text:style-name="T3"> si no se puede decir con seguridad qué evento ocurre antes</text:span></text:p>
      <text:p text:style-name="P5"><text:span text:style-name="T3">x || y</text:span></text:p>
      <text:p text:style-name="P5"><text:span text:style-name="T3">Establecen un orden parcial </text:span><text:span text:style-name="T4">entre los eventos de un sistema distribuido, ya que no todos los eventos están relacionados entre si.</text:span></text:p>
      <text:p text:style-name="P5"><text:span text:style-name="T3">Todos los nodos están de acuerdo en que a→b</text:span></text:p>
      <text:p text:style-name="P5"><text:span text:style-name="T3">Se puede observar de forma directa:</text:span></text:p>
      <text:p text:style-name="P5"><text:span text:style-name="T3">- Siendo a y b eventos del mismo nodo y a ocurren antes que b (a→b)</text:span></text:p>
      <text:p text:style-name="P5"><text:span text:style-name="T3">Si a es un evento de envío de un proceso P1 y b es el evento de recepción de un proceso P2.</text:span></text:p>
      <text:p text:style-name="P5"><text:soft-page-break/><text:span text:style-name="T3">a→b </text:span></text:p>
      <text:p text:style-name="P10"><text:span text:style-name="T3">Cada proceso P matiene una variable entera Lcp que se inicializa a 0.</text:span></text:p>
      <text:p text:style-name="P10"><text:span text:style-name="T3">Cuando un proceso P genera un envío, se actualiza el contador Lcp = Lcp + 1</text:span></text:p>
      <text:p text:style-name="P10"><text:span text:style-name="T3">Cuando un proceso envía un mensaje incluye el valor de su reloj.</text:span></text:p>
      <text:p text:style-name="P10"><text:span text:style-name="T3">Cuando un proceso Q recibe un mensaje con un tiempo determinado (t), actualiza su reloj local base a Lcq = max(LCq, t) + 1</text:span></text:p>
      <text:p text:style-name="P11"><text:span text:style-name="T5">S</text:span><text:span text:style-name="T3">i a→b, el algoritmo garantiza que C(a) &lt; C(b)</text:span></text:p>
      <text:p text:style-name="P11"><text:span text:style-name="T3">Pero si C(a) &lt; C(b) no se puede asegurar que:</text:span></text:p>
      <text:p text:style-name="P11"><text:span text:style-name="T3">- a→b</text:span></text:p>
      <text:p text:style-name="P11"><text:span text:style-name="T3">- a || b</text:span></text:p>
      <text:p text:style-name="P11"><text:span text:style-name="T3">En el ejemplo anterior C(a) &lt; C(f), pero no sabemos si son eventos concurrentes o a→f</text:span></text:p>
      <text:p text:style-name="P7">¿Podríamos reimplementar el sistema GPS utilizando Relojes Lógicos de Lamport?</text:p>
      <text:p text:style-name="P8">No porque para el GPS necesitamos el tiempo real, y en Lamport no utilizamos el tiempo real, sino de cada proceso.</text:p>
      <text:p text:style-name="P8"/>
      <text:p text:style-name="P4">- <text:span text:style-name="T1">Relojes</text:span>Vectoriales</text:p>
      <text:p text:style-name="P8">Asocian un valor vectorial a cada evento que se producen en un sistema distribuido.</text:p>
      <text:p text:style-name="P8">Los eventos suelen ser considerados como el envío y/o recepción de mensajes.</text:p>
      <text:p text:style-name="P8">En un sistema de N nodos, los relojes vectoriales guardan un vector de N relojes lógicos en cada nodo.</text:p>
      <text:p text:style-name="P8">Se utilizan para detectar violaciones de causalidad en sistemas distribuidos.</text:p>
      <text:p text:style-name="P8">Soluciona algunas de las limitaciones de los relojes lógicos de Lamport.</text:p>
      <text:p text:style-name="P8">Cada nodo dispone de un reloj vectorial de tamaño N, siendo N el número de nodos del sistema.</text:p>
      <text:p text:style-name="P8">Todos los relojes se inicializan a 0, Vp = [0,0,0,…,N]</text:p>
      <text:p text:style-name="P8">Un nodo <text:span text:style-name="T2">p</text:span> incrementa en 1 Vp[p] antes de que ocurra un evento (envío o recepción)</text:p>
      <text:p text:style-name="P8">Un mensaje enviado lleva asociado su reloj vectorial Vm[p]</text:p>
      <text:p text:style-name="P8">Al recibir un nodo <text:span text:style-name="T2">p</text:span> un mensaje, incrementa en 1 Vp[p] y </text:p>
      <text:p text:style-name="P9">Formula grande</text:p>
      <text:p text:style-name="P9">V(a) &lt; V(b) si</text:p>
      <text:p text:style-name="P9">- Cada una de las componentes de V(a) es menor o igual que las componentes respectivas de V(b).</text:p>
      <text:p text:style-name="P9">- Y además una de las componentes tiene que ser estrictamente menor.</text:p>
      <text:p text:style-name="P9">Si a → b entonces podemos asegurar V(a) &lt; V(b).</text:p>
      <text:p text:style-name="P9">Si V(a) &lt; V(b) entonces podemos asegurar a → b.</text:p>
      <text:p text:style-name="P9">Si no se puede demostras V(a) &lt; V(b) ni V(b) &lt; V(a) entonces a || b.</text:p>
      <text:p text:style-name="P9">Presenta algunas limitaciones.</text:p>
      <text:p text:style-name="P9">El tamaño del mensaje se incrementa debido al vector de relojes.</text:p>
      <text:p text:style-name="P9">Se puede optimizar únicamente mandando valores que han cambiad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7T11:18:32.523901400</meta:creation-date>
    <dc:date>2022-10-17T12:43:17.904410132</dc:date>
    <meta:editing-duration>PT5M44S</meta:editing-duration>
    <meta:editing-cycles>1</meta:editing-cycles>
    <meta:document-statistic meta:table-count="0" meta:image-count="0" meta:object-count="0" meta:page-count="3" meta:paragraph-count="116" meta:word-count="1329" meta:character-count="7811" meta:non-whitespace-character-count="6593"/>
    <meta:generator>LibreOffice/6.4.7.2$Linux_X86_64 LibreOffice_project/40$Build-2</meta:generator>
  </office:meta>
</office:document-meta>
</file>